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paragraph" svg:width="16.979cm" svg:height="8.03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ore </meta:initial-creator>
    <meta:creation-date>2011-03-08T17:23:50</meta:creation-date>
    <meta:document-statistic meta:table-count="0" meta:image-count="0" meta:object-count="1" meta:page-count="1" meta:paragraph-count="0" meta:word-count="0" meta:character-count="0"/>
    <dc:date>2011-03-08T17:25:05</dc:date>
    <dc:creator>traore </dc:creator>
    <meta:editing-duration>PT00H01M15S</meta:editing-duration>
    <meta:editing-cycles>1</meta:editing-cycles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3.388cm"/>
    </style:style>
    <style:style style:name="co3" style:family="table-column">
      <style:table-column-properties fo:break-before="auto" style:column-width="7.654cm"/>
    </style:style>
    <style:style style:name="co4" style:family="table-column">
      <style:table-column-properties fo:break-before="auto" style:column-width="5.63cm"/>
    </style:style>
    <style:style style:name="co5" style:family="table-column">
      <style:table-column-properties fo:break-before="auto" style:column-width="7.98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Load Test</text:p>
          </table:table-cell>
          <table:table-cell table:number-columns-repeated="3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3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3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3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04</text:p>
          </table:table-cell>
          <table:table-cell table:number-columns-repeated="3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3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3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.1</text:p>
          </table:table-cell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Results</text:p>
          </table:table-cell>
        </table:table-row>
        <table:table-row table:style-name="ro1">
          <table:table-cell office:value-type="string">
            <text:p>LOAD-2.1-connect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connect</text:p>
          </table:table-cell>
          <table:table-cell office:value-type="string">
            <text:p>normal end of all commands</text:p>
          </table:table-cell>
        </table:table-row>
        <table:table-row table:style-name="ro1">
          <table:table-cell office:value-type="string">
            <text:p>LOAD-2.1-listSession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Sessions</text:p>
          </table:table-cell>
          <table:table-cell office:value-type="string">
            <text:p>normal end of all commands</text:p>
          </table:table-cell>
        </table:table-row>
        <table:table-row table:style-name="ro2">
          <table:table-cell office:value-type="string">
            <text:p>LOAD-2.1-listHistoryCmd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HistoryCmd</text:p>
          </table:table-cell>
          <table:table-cell office:value-type="string">
            <text:p>normal end of all commands</text:p>
          </table:table-cell>
        </table:table-row>
        <table:table-row table:style-name="ro1">
          <table:table-cell office:value-type="string">
            <text:p>LOAD-2.1-listUser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Users</text:p>
          </table:table-cell>
          <table:table-cell office:value-type="string">
            <text:p>normal end of all commands</text:p>
          </table:table-cell>
        </table:table-row>
        <table:table-row table:style-name="ro1">
          <table:table-cell office:value-type="string">
            <text:p>LOAD-2.1-listMachine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Machines</text:p>
          </table:table-cell>
          <table:table-cell office:value-type="string">
            <text:p>normal end of all commands</text:p>
          </table:table-cell>
        </table:table-row>
        <table:table-row table:style-name="ro1">
          <table:table-cell office:value-type="string">
            <text:p>LOAD-2.1-listOptions</text:p>
          </table:table-cell>
          <table:table-cell office:value-type="date" office:date-value="2011-03-03">
            <text:p>03/03/11</text:p>
          </table:table-cell>
          <table:table-cell office:value-type="string">
            <text:p>Simultaneous launch of 100 commands</text:p>
          </table:table-cell>
          <table:table-cell office:value-type="string">
            <text:p>listOptions</text:p>
          </table:table-cell>
          <table:table-cell office:value-type="string">
            <text:p>normal end of all commands</text:p>
          </table:table-cell>
        </table:table-row>
        <table:table-row table:style-name="ro1">
          <table:table-cell office:value-type="string">
            <text:p>LOAD-2.2-connect</text:p>
          </table:table-cell>
          <table:table-cell office:value-type="date" office:date-value="2011-03-03">
            <text:p>03/03/11</text:p>
          </table:table-cell>
          <table:table-cell office:value-type="string">
            <text:p>Add of 1000 users</text:p>
          </table:table-cell>
          <table:table-cell office:value-type="string">
            <text:p>addUser</text:p>
          </table:table-cell>
          <table:table-cell office:value-type="string">
            <text:p>normal end of all commands</text:p>
          </table:table-cell>
        </table:table-row>
        <table:table-row table:style-name="ro1">
          <table:table-cell office:value-type="string">
            <text:p>LOAD-2.3-connect</text:p>
          </table:table-cell>
          <table:table-cell office:value-type="date" office:date-value="2011-03-03">
            <text:p>03/03/11</text:p>
          </table:table-cell>
          <table:table-cell office:value-type="string">
            <text:p>Configuration of 10 machines</text:p>
          </table:table-cell>
          <table:table-cell office:value-type="string">
            <text:p>addMachine</text:p>
          </table:table-cell>
          <table:table-cell office:value-type="string">
            <text:p>normal end of all commands</text:p>
          </table:table-cell>
        </table:table-row>
        <table:table-row table:style-name="ro1">
          <table:table-cell office:value-type="string">
            <text:p>LOAD-2.4-connect</text:p>
          </table:table-cell>
          <table:table-cell office:value-type="date" office:date-value="2011-03-03">
            <text:p>03/03/11</text:p>
          </table:table-cell>
          <table:table-cell office:value-type="string">
            <text:p>Configuration of 1000 machines</text:p>
          </table:table-cell>
          <table:table-cell office:value-type="string">
            <text:p>addMachine</text:p>
          </table:table-cell>
          <table:table-cell office:value-type="string">
            <text:p>normal end of all commands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8/03/2011</text:date>, <text:time>17:2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